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5" style:family="paragraph" style:parent-style-name="Standard">
      <style:paragraph-properties fo:text-align="start" style:justify-single-word="false"/>
      <style:text-properties officeooo:rsid="001bd787" officeooo:paragraph-rsid="001bd787"/>
    </style:style>
    <style:style style:name="P6" style:family="paragraph" style:parent-style-name="Standard">
      <style:paragraph-properties fo:text-align="start" style:justify-single-word="false"/>
      <style:text-properties officeooo:rsid="0010ef08" officeooo:paragraph-rsid="001041f1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f0fb3" officeooo:paragraph-rsid="001f0fb3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rsid="00230b9a" officeooo:paragraph-rsid="00230b9a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rsid="0025c9a4" officeooo:paragraph-rsid="0025c9a4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f0fb3" officeooo:paragraph-rsid="001f0fb3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f0fb3" officeooo:paragraph-rsid="001bd787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230b9a" officeooo:paragraph-rsid="00230b9a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officeooo:rsid="002274e9" officeooo:paragraph-rsid="002274e9"/>
    </style:style>
    <style:style style:name="P14" style:family="paragraph" style:parent-style-name="Standard">
      <style:paragraph-properties fo:text-align="start" style:justify-single-word="false"/>
      <style:text-properties officeooo:rsid="00230b9a" officeooo:paragraph-rsid="00230b9a"/>
    </style:style>
    <style:style style:name="P15" style:family="paragraph" style:parent-style-name="Standard">
      <style:paragraph-properties fo:text-align="center" style:justify-single-word="false"/>
      <style:text-properties officeooo:rsid="00230b9a" officeooo:paragraph-rsid="00230b9a"/>
    </style:style>
    <style:style style:name="P16" style:family="paragraph" style:parent-style-name="Standard">
      <style:paragraph-properties fo:text-align="start" style:justify-single-word="false"/>
      <style:text-properties officeooo:rsid="00247fdd" officeooo:paragraph-rsid="00247fdd"/>
    </style:style>
    <style:style style:name="P17" style:family="paragraph" style:parent-style-name="Standard">
      <style:paragraph-properties fo:text-align="start" style:justify-single-word="false"/>
      <style:text-properties officeooo:rsid="0025c9a4" officeooo:paragraph-rsid="0025c9a4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47fdd"/>
    </style:style>
    <style:style style:name="T3" style:family="text">
      <style:text-properties style:font-name="Liberation Serif1" officeooo:rsid="0027177b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274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5">2</text:span>:</text:p>
      <text:p text:style-name="P13">Conversion of Electrical Energy into Heat.</text:p>
      <text:p text:style-name="P3">Background: </text:p>
      <text:p text:style-name="P2"/>
      <text:p text:style-name="P5">The specific heat of an object is given by </text:p>
      <text:p text:style-name="P1"><draw:frame draw:style-name="fr1" draw:name="Object1" text:anchor-type="as-char" svg:y="-0.1484in" svg:width="0.8075in" svg:height="0.1846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5">where Q is thermal energy (heat), m is mass, c is specific heat, and <text:span text:style-name="T1">ΔT is change in temperature. <text:s/></text:span></text:p>
      <text:p text:style-name="P5"><text:span text:style-name="T1"/></text:p>
      <text:p text:style-name="P14"><text:span text:style-name="T1">Incandescent light bulbs convert most of the energy they use into heat (and only about 2%-5% into light). <text:s/></text:span><text:span text:style-name="T2">They are rated by power, in Watts. <text:s/>You may recall that </text:span></text:p>
      <text:p text:style-name="P15"><text:span text:style-name="T2"><draw:frame draw:style-name="fr1" draw:name="Object2" text:anchor-type="as-char" svg:y="-0.2445in" svg:width="0.4839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(2)</text:span></text:p>
      <text:p text:style-name="P15"><text:span text:style-name="T2"/></text:p>
      <text:p text:style-name="P17"><text:span text:style-name="T2">s</text:span><text:span text:style-name="T1">o it is a relatively simple matter to determine the total amount of energy that a light bulb converts into heat in a specific amount of time. <text:s/></text:span></text:p>
      <text:p text:style-name="P17"><text:span text:style-name="T1"/></text:p>
      <text:p text:style-name="P17"><text:span text:style-name="T1"/></text:p>
      <text:p text:style-name="P9"><text:span text:style-name="T1">Objective: </text:span></text:p>
      <text:p text:style-name="P17"><text:span text:style-name="T1">In this experiment, a light bulb is used to heat water at a known rate. <text:s/></text:span><text:span text:style-name="T3">From this, the specific heat of water is determined and compared to the standard value of </text:span><text:span text:style-name="T3"><draw:frame draw:style-name="fr1" draw:name="Object3" text:anchor-type="as-char" svg:y="-0.2445in" svg:width="0.860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6"><text:span text:style-name="T2"/></text:p>
      <text:p text:style-name="P5"><text:span text:style-name="T1"/></text:p>
      <text:p text:style-name="P11"><text:span text:style-name="T1"/></text:p>
      <text:p text:style-name="P11"><text:span text:style-name="T1"/></text:p>
      <text:p text:style-name="P8"><text:span text:style-name="T1">Materials:</text:span></text:p>
      <text:p text:style-name="P12"><text:span text:style-name="T1">Light Bulb and Socket</text:span></text:p>
      <text:p text:style-name="P12"><text:span text:style-name="T1">Beaker</text:span></text:p>
      <text:p text:style-name="P12"><text:span text:style-name="T1">Water</text:span></text:p>
      <text:p text:style-name="P10">Thermometer or SPARK with Temperature Sensor</text:p>
      <text:p text:style-name="P10"/>
      <text:p text:style-name="P7">Procedure</text:p>
      <text:p text:style-name="P7"><text:span text:style-name="T4"/></text:p>
      <text:p text:style-name="P7"><text:span text:style-name="T4">The rest of this experiment is determined by the student.</text:span></text:p>
      <text:p text:style-name="P7"><text:span text:style-name="T4"/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14T10:40:05.984224711</dc:date>
    <meta:editing-duration>PT49M35S</meta:editing-duration>
    <meta:editing-cycles>26</meta:editing-cycles>
    <meta:generator>LibreOffice/4.3.7.2$Linux_X86_64 LibreOffice_project/430$Build-2</meta:generator>
    <meta:print-date>2017-02-14T10:32:52.336328765</meta:print-date>
    <meta:document-statistic meta:table-count="0" meta:image-count="0" meta:object-count="3" meta:page-count="1" meta:paragraph-count="18" meta:word-count="151" meta:character-count="848" meta:non-whitespace-character-count="703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>m</mi>
      </mrow>
      <mi>c</mi>
      <mi mathvariant="italic">ΔT</mi>
    </mrow>
    <annotation encoding="StarMath 5.0">Q = m c ΔT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i>E</mi>
        <mi>t</mi>
      </mfrac>
    </mrow>
    <annotation encoding="StarMath 5.0">P = E over t</annotation>
  </semantics>
</math>
</file>

<file path=Object 3/content.xml><?xml version="1.0" encoding="utf-8"?>
<math xmlns="http://www.w3.org/1998/Math/MathML" display="block">
  <semantics>
    <mrow>
      <mn>4180</mn>
      <mfrac>
        <mi>J</mi>
        <mrow>
          <mi mathvariant="italic">kg</mi>
          <mi>°</mi>
          <mi>C</mi>
        </mrow>
      </mfrac>
    </mrow>
    <annotation encoding="StarMath 5.0">4180 J over { kg  °C}</annotation>
  </semantics>
</math>
</file>